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.5in" fo:margin-bottom="0.1665in" style:contextual-spacing="false" fo:line-height="100%"/>
      <style:text-properties fo:color="#000000" loext:opacity="100%" style:text-position="0% 100%"/>
    </style:style>
    <style:style style:name="P2" style:family="paragraph" style:parent-style-name="Standard">
      <style:paragraph-properties fo:margin-top="0in" fo:margin-bottom="0.5in" style:contextual-spacing="false" fo:line-height="100%"/>
      <style:text-properties fo:color="#000000" loext:opacity="100%" style:text-position="0% 100%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officeooo:paragraph-rsid="0010bc8f"/>
    </style:style>
    <style:style style:name="P6" style:family="paragraph" style:parent-style-name="Standard">
      <style:paragraph-properties fo:text-align="end" style:justify-single-word="false">
        <style:tab-stops>
          <style:tab-stop style:position="7.5in" style:type="right"/>
        </style:tab-stops>
      </style:paragraph-properties>
      <style:text-properties fo:color="#000000" loext:opacity="100%" style:font-name="Roboto" fo:font-size="6pt" fo:font-weight="bold" style:font-name-asian="Roboto2" style:font-size-asian="6pt" style:font-weight-asian="bold" style:font-name-complex="Roboto2" style:font-size-complex="6pt"/>
    </style:style>
    <style:style style:name="P7" style:family="paragraph" style:parent-style-name="Standard">
      <style:paragraph-properties fo:line-height="120%">
        <style:tab-stops>
          <style:tab-stop style:position="7.5in" style:type="right"/>
        </style:tab-stops>
      </style:paragraph-properties>
      <style:text-properties fo:color="#000000" loext:opacity="100%" style:font-name="Roboto" fo:font-size="6pt" style:font-name-asian="Roboto2" style:font-size-asian="6pt" style:font-name-complex="Roboto2" style:font-size-complex="6pt"/>
    </style:style>
    <style:style style:name="P8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fo:color="#000000" loext:opacity="100%" style:font-name="Roboto" officeooo:paragraph-rsid="002b6e90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color="#000000" loext:opacity="100%" style:font-name="Roboto" fo:font-size="16pt" fo:font-weight="bold" style:font-name-asian="Roboto2" style:font-size-asian="16pt" style:font-weight-asian="bold" style:font-name-complex="Roboto2" style:font-size-complex="16pt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  <style:text-properties fo:color="#000000" loext:opacity="100%" style:font-name="Roboto" fo:font-size="6pt" style:font-name-asian="Roboto2" style:font-size-asian="6pt" style:font-name-complex="Roboto2" style:font-size-complex="6pt"/>
    </style:style>
    <style:style style:name="P11" style:family="paragraph" style:parent-style-name="Standard">
      <style:paragraph-properties fo:margin-left="0in" fo:margin-right="-0.0209in" fo:line-height="130%" fo:text-indent="0in" style:auto-text-indent="false"/>
      <style:text-properties fo:color="#000000" loext:opacity="100%" style:font-name="Roboto" fo:font-size="6pt" style:font-name-asian="Roboto2" style:font-size-asian="6pt" style:font-name-complex="Roboto2" style:font-size-complex="6pt"/>
    </style:style>
    <style:style style:name="P12" style:family="paragraph" style:parent-style-name="Standard" style:list-style-name="List_20_1">
      <style:paragraph-properties>
        <style:tab-stops>
          <style:tab-stop style:position="7.5in" style:type="right"/>
        </style:tab-stops>
      </style:paragraph-properties>
      <style:text-properties fo:color="#000000" loext:opacity="100%" style:font-name="Roboto"/>
    </style:style>
    <style:style style:name="P13" style:family="paragraph" style:parent-style-name="Standard" style:list-style-name="List_20_1">
      <style:paragraph-properties fo:line-height="130%" fo:orphans="0" fo:widows="0"/>
      <style:text-properties fo:color="#000000" loext:opacity="100%" style:font-name="Roboto" fo:font-size="11pt" style:font-name-asian="Roboto2" style:font-size-asian="11pt" style:font-name-complex="Roboto2" style:font-size-complex="11pt"/>
    </style:style>
    <style:style style:name="P14" style:family="paragraph" style:parent-style-name="Standard" style:list-style-name="List_20_1">
      <style:paragraph-properties fo:line-height="130%" fo:orphans="0" fo:widows="0"/>
      <style:text-properties fo:color="#000000" loext:opacity="100%" style:font-name="Roboto" fo:font-size="11pt" officeooo:rsid="00314391" officeooo:paragraph-rsid="00314391" style:font-name-asian="Roboto2" style:font-size-asian="11pt" style:font-name-complex="Roboto2" style:font-size-complex="11pt"/>
    </style:style>
    <style:style style:name="P15" style:family="paragraph" style:parent-style-name="Standard" style:list-style-name="List_20_1">
      <style:paragraph-properties fo:line-height="130%"/>
      <style:text-properties fo:color="#000000" loext:opacity="100%" style:font-name="Roboto" fo:font-size="11pt" officeooo:rsid="0011790c" officeooo:paragraph-rsid="0011790c" style:font-name-asian="Roboto2" style:font-size-asian="11pt" style:font-name-complex="Roboto2" style:font-size-complex="11pt"/>
    </style:style>
    <style:style style:name="P16" style:family="paragraph" style:parent-style-name="Standard" style:list-style-name="List_20_1">
      <style:paragraph-properties fo:line-height="130%"/>
      <style:text-properties fo:color="#000000" loext:opacity="100%" style:font-name="Roboto" fo:font-size="11pt" officeooo:rsid="0011790c" officeooo:paragraph-rsid="003fc6d8" style:font-name-asian="Roboto2" style:font-size-asian="11pt" style:font-name-complex="Roboto2" style:font-size-complex="11pt"/>
    </style:style>
    <style:style style:name="P17" style:family="paragraph" style:parent-style-name="Standard">
      <style:paragraph-properties fo:text-align="end" style:justify-single-word="false">
        <style:tab-stops>
          <style:tab-stop style:position="7.5in" style:type="right"/>
        </style:tab-stops>
      </style:paragraph-properties>
      <style:text-properties fo:color="#000000" loext:opacity="100%" style:font-name="Roboto" fo:font-size="6pt" fo:font-weight="bold" officeooo:paragraph-rsid="0043e9a0" style:font-name-asian="Roboto2" style:font-size-asian="6pt" style:font-weight-asian="bold" style:font-name-complex="Roboto2" style:font-size-complex="6pt"/>
    </style:style>
    <style:style style:name="P18" style:family="paragraph" style:parent-style-name="Standard">
      <style:paragraph-properties fo:line-height="120%">
        <style:tab-stops>
          <style:tab-stop style:position="7.5in" style:type="right"/>
        </style:tab-stops>
      </style:paragraph-properties>
      <style:text-properties fo:color="#000000" loext:opacity="100%" officeooo:paragraph-rsid="0035e4e2"/>
    </style:style>
    <style:style style:name="P19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fo:color="#000000" loext:opacity="100%" officeooo:paragraph-rsid="0035e4e2"/>
    </style:style>
    <style:style style:name="P20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fo:color="#000000" loext:opacity="100%" officeooo:paragraph-rsid="0043e9a0"/>
    </style:style>
    <style:style style:name="P21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officeooo:paragraph-rsid="003fc6d8"/>
    </style:style>
    <style:style style:name="P22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officeooo:paragraph-rsid="0043e9a0"/>
    </style:style>
    <style:style style:name="P23" style:family="paragraph" style:parent-style-name="Standard" style:list-style-name="List_20_1">
      <style:paragraph-properties fo:line-height="130%"/>
      <style:text-properties officeooo:paragraph-rsid="003fc6d8"/>
    </style:style>
    <style:style style:name="P24" style:family="paragraph" style:parent-style-name="Standard" style:master-page-name="First_20_Page">
      <style:paragraph-properties fo:margin-top="0in" fo:margin-bottom="0in" style:contextual-spacing="false" fo:line-height="100%" fo:text-align="center" style:justify-single-word="false" style:page-number="1"/>
      <style:text-properties fo:color="#000000" loext:opacity="100%" style:font-name="Roboto" fo:font-size="28pt" fo:font-weight="bold" style:font-name-asian="Roboto2" style:font-size-asian="28pt" style:font-weight-asian="bold" style:font-name-complex="Roboto2" style:font-size-complex="28pt"/>
    </style:style>
    <style:style style:name="T1" style:family="text">
      <style:text-properties fo:font-size="11pt" fo:font-weight="bold" style:font-name-asian="Roboto2" style:font-size-asian="11pt" style:font-weight-asian="bold" style:font-name-complex="Roboto2" style:font-size-complex="11pt"/>
    </style:style>
    <style:style style:name="T2" style:family="text">
      <style:text-properties fo:font-size="11pt" fo:font-weight="bold" officeooo:rsid="003fc6d8" style:font-name-asian="Roboto2" style:font-size-asian="11pt" style:font-weight-asian="bold" style:font-name-complex="Roboto2" style:font-size-complex="11pt"/>
    </style:style>
    <style:style style:name="T3" style:family="text">
      <style:text-properties fo:font-size="11pt" style:font-name-asian="Roboto2" style:font-size-asian="11pt" style:font-name-complex="Roboto2" style:font-size-complex="11pt"/>
    </style:style>
    <style:style style:name="T4" style:family="text">
      <style:text-properties fo:font-size="11pt" officeooo:rsid="000c0786" style:font-name-asian="Roboto2" style:font-size-asian="11pt" style:font-name-complex="Roboto2" style:font-size-complex="11pt"/>
    </style:style>
    <style:style style:name="T5" style:family="text">
      <style:text-properties fo:font-size="11pt" officeooo:rsid="000c70fe" style:font-name-asian="Roboto2" style:font-size-asian="11pt" style:font-name-complex="Roboto2" style:font-size-complex="11pt"/>
    </style:style>
    <style:style style:name="T6" style:family="text">
      <style:text-properties fo:font-size="11pt" officeooo:rsid="002295c9" style:font-name-asian="Roboto2" style:font-size-asian="11pt" style:font-name-complex="Roboto2" style:font-size-complex="11pt"/>
    </style:style>
    <style:style style:name="T7" style:family="text">
      <style:text-properties fo:font-size="11pt" officeooo:rsid="00236fb2" style:font-name-asian="Roboto2" style:font-size-asian="11pt" style:font-name-complex="Roboto2" style:font-size-complex="11pt"/>
    </style:style>
    <style:style style:name="T8" style:family="text">
      <style:text-properties fo:font-size="11pt" officeooo:rsid="002a415b" style:font-name-asian="Roboto2" style:font-size-asian="11pt" style:font-name-complex="Roboto2" style:font-size-complex="11pt"/>
    </style:style>
    <style:style style:name="T9" style:family="text">
      <style:text-properties fo:font-size="11pt" officeooo:rsid="003c42c9" style:font-name-asian="Roboto2" style:font-size-asian="11pt" style:font-name-complex="Roboto2" style:font-size-complex="11pt"/>
    </style:style>
    <style:style style:name="T10" style:family="text">
      <style:text-properties style:font-name-asian="Roboto2" style:font-name-complex="Roboto2"/>
    </style:style>
    <style:style style:name="T11" style:family="text">
      <style:text-properties style:font-name="Roboto" fo:font-size="11pt" fo:font-weight="bold" style:font-name-asian="Roboto2" style:font-size-asian="11pt" style:font-weight-asian="bold" style:font-name-complex="Roboto2" style:font-size-complex="11pt"/>
    </style:style>
    <style:style style:name="T12" style:family="text">
      <style:text-properties style:font-name="Roboto" fo:font-size="11pt" style:font-name-asian="Roboto2" style:font-size-asian="11pt" style:font-name-complex="Roboto2" style:font-size-complex="11pt"/>
    </style:style>
    <style:style style:name="T13" style:family="text">
      <style:text-properties style:font-name="Roboto" fo:font-size="11pt" fo:font-weight="normal" officeooo:rsid="0035e4e2" style:font-name-asian="Roboto2" style:font-size-asian="11pt" style:font-weight-asian="normal" style:font-name-complex="Roboto2" style:font-size-complex="11pt" style:font-weight-complex="normal"/>
    </style:style>
    <style:style style:name="T14" style:family="text">
      <style:text-properties style:font-name="Roboto" fo:font-size="11pt" fo:font-weight="normal" officeooo:rsid="0017ab5d" style:font-name-asian="Roboto2" style:font-size-asian="11pt" style:font-weight-asian="normal" style:font-name-complex="Roboto2" style:font-size-complex="11pt" style:font-weight-complex="normal"/>
    </style:style>
    <style:style style:name="T15" style:family="text">
      <style:text-properties style:font-name="Roboto" fo:font-size="11pt" fo:font-weight="normal" officeooo:rsid="00367f47" style:font-name-asian="Roboto2" style:font-size-asian="11pt" style:font-weight-asian="normal" style:font-name-complex="Roboto2" style:font-size-complex="11pt" style:font-weight-complex="normal"/>
    </style:style>
    <style:style style:name="T16" style:family="text">
      <style:text-properties officeooo:rsid="0012a048"/>
    </style:style>
    <style:style style:name="T17" style:family="text">
      <style:text-properties fo:color="#000000" loext:opacity="100%" style:font-name="Roboto" fo:font-size="11.5pt" style:text-underline-style="solid" style:text-underline-width="auto" style:text-underline-color="font-color" style:font-name-asian="Roboto2" style:font-size-asian="11.5pt" style:font-name-complex="Roboto2" style:font-size-complex="11.5pt"/>
    </style:style>
    <style:style style:name="T18" style:family="text">
      <style:text-properties fo:color="#000000" loext:opacity="100%" style:font-name="Roboto" fo:font-size="11.5pt" style:font-name-asian="Roboto2" style:font-size-asian="11.5pt" style:font-name-complex="Roboto2" style:font-size-complex="11.5pt"/>
    </style:style>
    <style:style style:name="T19" style:family="text">
      <style:text-properties fo:color="#000000" loext:opacity="100%" style:font-name="Roboto" fo:font-size="11pt" fo:font-weight="bold" style:font-name-asian="Roboto2" style:font-size-asian="11pt" style:font-weight-asian="bold" style:font-name-complex="Roboto2" style:font-size-complex="11pt"/>
    </style:style>
    <style:style style:name="T20" style:family="text">
      <style:text-properties fo:color="#000000" loext:opacity="100%" style:font-name="Roboto" fo:font-size="11pt" fo:font-weight="bold" officeooo:rsid="0010bc8f" style:font-name-asian="Roboto2" style:font-size-asian="11pt" style:font-weight-asian="bold" style:font-name-complex="Roboto2" style:font-size-complex="11pt"/>
    </style:style>
    <style:style style:name="T21" style:family="text">
      <style:text-properties fo:color="#000000" loext:opacity="100%" style:font-name="Roboto" fo:font-size="11pt" fo:font-weight="bold" officeooo:rsid="003fc6d8" style:font-name-asian="Roboto2" style:font-size-asian="11pt" style:font-weight-asian="bold" style:font-name-complex="Roboto2" style:font-size-complex="11pt"/>
    </style:style>
    <style:style style:name="T22" style:family="text">
      <style:text-properties fo:color="#000000" loext:opacity="100%" style:font-name="Roboto" fo:font-size="11pt" fo:font-weight="normal" officeooo:rsid="00276d77" style:font-name-asian="Roboto2" style:font-size-asian="11pt" style:font-weight-asian="normal" style:font-name-complex="Roboto2" style:font-size-complex="11pt" style:font-weight-complex="normal"/>
    </style:style>
    <style:style style:name="T23" style:family="text">
      <style:text-properties fo:color="#000000" loext:opacity="100%" style:font-name="Roboto" fo:font-size="11pt" style:font-name-asian="Roboto2" style:font-size-asian="11pt" style:font-name-complex="Roboto2" style:font-size-complex="11pt"/>
    </style:style>
    <style:style style:name="T24" style:family="text">
      <style:text-properties fo:color="#000000" loext:opacity="100%" style:font-name="Roboto" fo:font-size="11pt" officeooo:rsid="001d8d31" style:font-name-asian="Roboto2" style:font-size-asian="11pt" style:font-name-complex="Roboto2" style:font-size-complex="11pt"/>
    </style:style>
    <style:style style:name="T25" style:family="text">
      <style:text-properties fo:color="#000000" loext:opacity="100%" style:font-name="Roboto" fo:font-size="11pt" officeooo:rsid="0011790c" style:font-name-asian="Roboto2" style:font-size-asian="11pt" style:font-name-complex="Roboto2" style:font-size-complex="11pt"/>
    </style:style>
    <style:style style:name="T26" style:family="text">
      <style:text-properties fo:color="#000000" loext:opacity="100%" style:font-name="Roboto" fo:font-size="11pt" officeooo:rsid="00418d87" style:font-name-asian="Roboto2" style:font-size-asian="11pt" style:font-name-complex="Roboto2" style:font-size-complex="11pt"/>
    </style:style>
    <style:style style:name="T27" style:family="text">
      <style:text-properties officeooo:rsid="0032455a"/>
    </style:style>
    <style:style style:name="T28" style:family="text">
      <style:text-properties officeooo:rsid="003fc6d8"/>
    </style:style>
    <style:style style:name="T29" style:family="text">
      <style:text-properties officeooo:rsid="001d8d31"/>
    </style:style>
    <style:style style:name="T30" style:family="text">
      <style:text-properties officeooo:rsid="0046fdb4"/>
    </style:style>
    <style:style style:name="T31" style:family="text">
      <style:text-properties officeooo:rsid="0048bcf2"/>
    </style:style>
    <style:style style:name="T32" style:family="text">
      <style:text-properties officeooo:rsid="00499a7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Robby Horvath</text:p>
      <text:p text:style-name="P3"><text:span text:style-name="T17">horvathrobby@gmail.com</text:span><text:span text:style-name="T18"> • </text:span><text:a xlink:type="simple" xlink:href="http://robbyhorvath.me/" text:style-name="ListLabel_20_28" text:visited-style-name="ListLabel_20_28"><text:span text:style-name="T17">robbyhorvath.me</text:span></text:a><text:span text:style-name="T18"> • </text:span><text:a xlink:type="simple" xlink:href="https://www.linkedin.com/in/robby-horvath/" text:style-name="ListLabel_20_28" text:visited-style-name="ListLabel_20_28"><text:span text:style-name="T17">linkedin.com/in/robby-horvath</text:span></text:a></text:p>
      <text:p text:style-name="P6"/>
      <text:p text:style-name="P9">EDUCATION</text:p>
      <text:p text:style-name="P6"/>
      <text:p text:style-name="P8"><text:span text:style-name="T1">University of Pittsburgh</text:span><text:span text:style-name="T10"><text:tab/></text:span><text:span text:style-name="T3">Expected </text:span><text:span text:style-name="T4">May</text:span><text:span text:style-name="T3"> 2023</text:span></text:p>
      <text:p text:style-name="P8"><text:span text:style-name="T3">B.</text:span><text:span text:style-name="T4">S.</text:span><text:span text:style-name="T3"> in </text:span><text:span text:style-name="T6">C</text:span><text:span text:style-name="T7">omputer </text:span><text:span text:style-name="T6">S</text:span><text:span text:style-name="T7">cience</text:span><text:span text:style-name="T9">,</text:span><text:span text:style-name="T3"> Minor in Math </text:span><text:span text:style-name="T8"><text:tab/></text:span><text:span text:style-name="T3">GPA: 3.8/4.0</text:span></text:p>
      <text:list xml:id="list71181909" text:style-name="List_20_1">
        <text:list-item>
          <text:p text:style-name="P12"><text:span text:style-name="T3">Relevant Coursework:</text:span><text:span text:style-name="T1"> </text:span><text:span text:style-name="T3">Data Structures and Algorithms, </text:span><text:span text:style-name="T4">Discrete Mathematics, </text:span><text:span text:style-name="T5">Computer Organization and Assembly Language, </text:span><text:span text:style-name="T3">Calculus 3, Linear Algebra, Physics 1, and Statistics. </text:span></text:p>
        </text:list-item>
      </text:list>
      <text:p text:style-name="P10"/>
      <text:p text:style-name="P9">Projects</text:p>
      <text:p text:style-name="P6"/>
      <text:p text:style-name="P4"><text:span text:style-name="T19">New Music Discord Bot<text:tab/></text:span><text:a xlink:type="simple" xlink:href="https://git.io/JLR4G" text:style-name="Internet_20_link" text:visited-style-name="Visited_20_Internet_20_Link"><text:span text:style-name="T22">https://git.io/JLR4G</text:span></text:a></text:p>
      <text:list xml:id="list3808474007435" text:continue-numbering="true" text:style-name="List_20_1">
        <text:list-item>
          <text:list>
            <text:list-item>
              <text:p text:style-name="P13">Discord bot that checks for new music from added artists daily at both midnight and noon.</text:p>
            </text:list-item>
            <text:list-item>
              <text:p text:style-name="P13">Created using Discord API, Discord.js, Firebase database, and Spotify API. Hosted on Heroku for personal Discord server use.</text:p>
            </text:list-item>
          </text:list>
        </text:list-item>
      </text:list>
      <text:p text:style-name="sub"><text:span text:style-name="T19">Culture Vultures<text:tab/></text:span><text:a xlink:type="simple" xlink:href="https://git.io/JUmpJ" text:style-name="Internet_20_link" text:visited-style-name="Visited_20_Internet_20_Link"><text:span text:style-name="T22">https://git.io/JUmpJ</text:span></text:a></text:p>
      <text:list xml:id="list3810288162990" text:continue-numbering="true" text:style-name="List_20_1">
        <text:list-item>
          <text:list>
            <text:list-item>
              <text:p text:style-name="P13">Android <text:span text:style-name="T16">Instagram clone targeted </text:span>for <text:span text:style-name="T16">h</text:span>ip-<text:span text:style-name="T16">h</text:span>op <text:span text:style-name="T16">culture and fashion posts</text:span>.</text:p>
            </text:list-item>
            <text:list-item>
              <text:p text:style-name="P14">Focused for an audience of <text:span text:style-name="T27">a niche online subculture</text:span>.</text:p>
            </text:list-item>
            <text:list-item>
              <text:p text:style-name="P13">Implemented features including: user sign-in, upload photos, and user search querying.</text:p>
            </text:list-item>
            <text:list-item>
              <text:p text:style-name="P13"><text:span text:style-name="T16">F</text:span>ront-end <text:span text:style-name="T16">is built in </text:span>Java and XML and backend in Java <text:span text:style-name="T16">with the data </text:span>hosted on Firebase.</text:p>
            </text:list-item>
          </text:list>
        </text:list-item>
      </text:list>
      <text:p text:style-name="P5"><text:span text:style-name="T20">InstaSaver-CLI<text:tab/></text:span><text:a xlink:type="simple" xlink:href="https://git.io/JnoeQ" text:style-name="Internet_20_link" text:visited-style-name="Visited_20_Internet_20_Link"><text:span text:style-name="T22">https://git.io/JnoeQ</text:span></text:a></text:p>
      <text:list xml:id="list3809476915582" text:continue-numbering="true" text:style-name="List_20_1">
        <text:list-item>
          <text:list>
            <text:list-item>
              <text:p text:style-name="P15">Python command line interface <text:span text:style-name="T31">used </text:span>to download <text:span text:style-name="T31">an individual </text:span><text:span text:style-name="T30">user’s </text:span>Instagram ‘saved photos’ <text:span text:style-name="T30">directly from Instagram servers </text:span>in full resolution and bulk.</text:p>
            </text:list-item>
            <text:list-item>
              <text:p text:style-name="P15">Utilizes selenium webdriver for use with Firefox <text:span text:style-name="T32">and</text:span> Chrome based browsers.</text:p>
            </text:list-item>
          </text:list>
        </text:list-item>
      </text:list>
      <text:p text:style-name="P11"/>
      <text:p text:style-name="P9">EXPERIENCE</text:p>
      <text:p text:style-name="P17"/>
      <text:p text:style-name="P20"><text:span text:style-name="T11">Warehouse Worker </text:span><text:span text:style-name="T13">at </text:span><text:span text:style-name="T14">LT Verrastro </text:span><text:span text:style-name="T15">in</text:span><text:span text:style-name="T14"> Old Forge, PA</text:span><text:span text:style-name="T12"><text:tab/>May 2021- Present</text:span></text:p>
      <text:p text:style-name="P19"><text:span text:style-name="T11"/></text:p>
      <text:p text:style-name="P19"><text:span text:style-name="T11">Server </text:span><text:span text:style-name="T13">at </text:span><text:span text:style-name="T14">Arcaro &amp; Genell </text:span><text:span text:style-name="T15">in</text:span><text:span text:style-name="T14"> Old Forge, PA</text:span><text:span text:style-name="T12"><text:tab/> June 2019 - March 2020</text:span></text:p>
      <text:p text:style-name="P18"><text:span text:style-name="T11"/></text:p>
      <text:p text:style-name="P18"><text:span text:style-name="T11">Tenter </text:span><text:span text:style-name="T13">at Main Street Tent Rental in Scranton, PA</text:span><text:span text:style-name="T12"><text:tab/>June 2017 - Aug. 2018</text:span></text:p>
      <text:p text:style-name="P7"/>
      <text:section text:style-name="Sect1" text:name="TextSection">
        <text:p text:style-name="P9">SKILLS</text:p>
        <text:p text:style-name="P17"/>
        <text:p text:style-name="P22"><text:span text:style-name="T21">Languages</text:span><text:span text:style-name="T20"><text:tab/></text:span></text:p>
        <text:list xml:id="list3808928371193" text:continue-numbering="true" text:style-name="List_20_1">
          <text:list-item>
            <text:list>
              <text:list-item>
                <text:p text:style-name="P16">Java, JavaScript, Python, MIPS Assembly, XML, and HTML/CSS.</text:p>
              </text:list-item>
            </text:list>
          </text:list-item>
        </text:list>
        <text:p text:style-name="P21"><text:span text:style-name="T21">Technologies</text:span><text:span text:style-name="T20"><text:tab/></text:span></text:p>
        <text:list xml:id="list3810301117339" text:continue-numbering="true" text:style-name="List_20_1">
          <text:list-item>
            <text:list>
              <text:list-item>
                <text:p text:style-name="P23"><text:span text:style-name="T25">Git/GitHub, <text:s/>Unix-Based Desktop Environment, </text:span><text:span text:style-name="T24">Vim, </text:span><text:span text:style-name="T25">Full-Stack Android Development, Node.js, LaTex, and Firebase.</text:span><text:span text:style-name="T26">­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fo:background-color="#ffffff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ListLabel_20_1" style:display-name="ListLabel 1" style:family="text">
      <style:text-properties style:font-name="Roboto1" fo:font-family="Roboto" style:font-family-generic="roman" style:font-pitch="variable" fo:font-size="7pt" style:text-underline-style="none" style:font-size-asian="7pt" style:font-size-complex="7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7pt" style:font-name-asian="Noto Sans Symbols" style:font-family-asian="'Noto Sans Symbols'" style:font-family-generic-asian="system" style:font-pitch-asian="variable" style:font-size-asian="7pt" style:font-name-complex="Noto Sans Symbols" style:font-family-complex="'Noto Sans Symbols'" style:font-family-generic-complex="system" style:font-pitch-complex="variable" style:font-size-complex="7pt"/>
    </style:style>
    <style:style style:name="ListLabel_20_11" style:display-name="ListLabel 11" style:family="text">
      <style:text-properties style:font-name="Roboto1" fo:font-family="Roboto" style:font-family-generic="roman" style:font-pitch="variable" fo:font-size="7pt" style:font-name-asian="Noto Sans Symbols" style:font-family-asian="'Noto Sans Symbols'" style:font-family-generic-asian="system" style:font-pitch-asian="variable" style:font-size-asian="7pt" style:font-name-complex="Noto Sans Symbols" style:font-family-complex="'Noto Sans Symbols'" style:font-family-generic-complex="system" style:font-pitch-complex="variable" style:font-size-complex="7pt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7pt" style:font-name-asian="Noto Sans Symbols" style:font-family-asian="'Noto Sans Symbols'" style:font-family-generic-asian="system" style:font-pitch-asian="variable" style:font-size-asian="7pt" style:font-name-complex="Noto Sans Symbols" style:font-family-complex="'Noto Sans Symbols'" style:font-family-generic-complex="system" style:font-pitch-complex="variable" style:font-size-complex="7pt"/>
    </style:style>
    <style:style style:name="ListLabel_20_20" style:display-name="ListLabel 20" style:family="text">
      <style:text-properties style:font-name="Roboto1" fo:font-family="Roboto" style:font-family-generic="roman" style:font-pitch="variable" fo:font-size="7pt" style:font-name-asian="Noto Sans Symbols" style:font-family-asian="'Noto Sans Symbols'" style:font-family-generic-asian="system" style:font-pitch-asian="variable" style:font-size-asian="7pt" style:font-name-complex="Noto Sans Symbols" style:font-family-complex="'Noto Sans Symbols'" style:font-family-generic-complex="system" style:font-pitch-complex="variable" style:font-size-complex="7pt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1.5pt" style:text-underline-style="solid" style:text-underline-width="auto" style:text-underline-color="font-color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style:font-name="Roboto1" fo:font-family="Roboto" style:font-family-generic="roman" style:font-pitch="variable" fo:font-size="11pt" style:text-underline-style="solid" style:text-underline-width="auto" style:text-underline-color="font-color" fo:font-weight="bold" style:font-name-asian="Roboto2" style:font-family-asian="Roboto" style:font-family-generic-asian="system" style:font-pitch-asian="variable" style:font-size-asian="11pt" style:font-weight-asian="bold" style:font-name-complex="Roboto2" style:font-family-complex="Roboto" style:font-family-generic-complex="system" style:font-pitch-complex="variable" style:font-size-complex="11pt"/>
    </style:style>
    <style:style style:name="Line_20_numbering" style:display-name="Line numbering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-0.25in"/>
        </style:list-level-properties>
        <style:text-properties fo:font-family="'Noto Sans Symbols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.1665in" style:contextual-spacing="false" fo:line-height="100%"/>
      <style:text-properties fo:color="#000000" loext:opacity="100%" style:text-position="0% 100%"/>
    </style:style>
    <style:style style:name="MP2" style:family="paragraph" style:parent-style-name="Standard">
      <style:paragraph-properties fo:margin-top="0in" fo:margin-bottom="0.5in" style:contextual-spacing="false" fo:line-height="100%"/>
      <style:text-properties fo:color="#000000" loext:opacity="100%" style:text-position="0% 100%"/>
    </style:style>
    <style:page-layout style:name="Mpm1">
      <style:page-layout-properties fo:page-width="8.5in" fo:page-height="11in" style:num-format="1" style:print-orientation="portrait" fo:margin-top="0.789in" fo:margin-bottom="0.789in" fo:margin-left="0.789in" fo:margin-right="0.789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6-21T00:38:05.977836819</dc:date>
    <meta:editing-duration>PT1H38M25S</meta:editing-duration>
    <meta:editing-cycles>48</meta:editing-cycles>
    <meta:document-statistic meta:table-count="0" meta:image-count="0" meta:object-count="0" meta:page-count="1" meta:paragraph-count="27" meta:word-count="245" meta:character-count="1650" meta:non-whitespace-character-count="1438"/>
  </office:meta>
</office:document-meta>
</file>